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Trebuchet MS" svg:font-family="'Trebuchet MS', Helvetica, Tahom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36"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37"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38" style:family="paragraph" style:parent-style-name="Standard">
      <style:text-properties officeooo:rsid="0009b07c" officeooo:paragraph-rsid="0009b07c"/>
    </style:style>
    <style:style style:name="P39" style:family="paragraph" style:parent-style-name="Standard">
      <style:text-properties officeooo:rsid="000d51a0" officeooo:paragraph-rsid="000d51a0"/>
    </style:style>
    <style:style style:name="P40" style:family="paragraph" style:parent-style-name="Standard">
      <style:text-properties officeooo:rsid="000d51a0" officeooo:paragraph-rsid="000f335c"/>
    </style:style>
    <style:style style:name="P41" style:family="paragraph" style:parent-style-name="Standard">
      <style:text-properties officeooo:rsid="000d51a0" officeooo:paragraph-rsid="0034fbfb"/>
    </style:style>
    <style:style style:name="P42" style:family="paragraph" style:parent-style-name="Standard">
      <style:text-properties officeooo:rsid="000f335c" officeooo:paragraph-rsid="000f335c"/>
    </style:style>
    <style:style style:name="P43" style:family="paragraph" style:parent-style-name="Standard">
      <style:text-properties officeooo:paragraph-rsid="000f335c"/>
    </style:style>
    <style:style style:name="P44" style:family="paragraph" style:parent-style-name="Standard">
      <style:text-properties officeooo:paragraph-rsid="000d51a0"/>
    </style:style>
    <style:style style:name="P45" style:family="paragraph" style:parent-style-name="Standard">
      <style:text-properties officeooo:rsid="0010f49e" officeooo:paragraph-rsid="0010f49e"/>
    </style:style>
    <style:style style:name="P46" style:family="paragraph" style:parent-style-name="Standard">
      <style:text-properties officeooo:rsid="0011dbc5" officeooo:paragraph-rsid="0011dbc5"/>
    </style:style>
    <style:style style:name="P47" style:family="paragraph" style:parent-style-name="Standard">
      <style:text-properties officeooo:rsid="00144496" officeooo:paragraph-rsid="00144496"/>
    </style:style>
    <style:style style:name="P48" style:family="paragraph" style:parent-style-name="Standard">
      <style:text-properties officeooo:rsid="0014edce" officeooo:paragraph-rsid="0014edce"/>
    </style:style>
    <style:style style:name="P49" style:family="paragraph" style:parent-style-name="Standard">
      <style:text-properties fo:font-size="18pt" officeooo:rsid="000f335c" officeooo:paragraph-rsid="000f335c" style:font-size-asian="18pt" style:font-size-complex="18pt"/>
    </style:style>
    <style:style style:name="P50" style:family="paragraph" style:parent-style-name="Standard">
      <style:text-properties officeooo:rsid="00162cd2" officeooo:paragraph-rsid="00162cd2"/>
    </style:style>
    <style:style style:name="P51" style:family="paragraph" style:parent-style-name="Standard">
      <style:text-properties officeooo:rsid="0017b296" officeooo:paragraph-rsid="0017b296"/>
    </style:style>
    <style:style style:name="P52" style:family="paragraph" style:parent-style-name="Standard">
      <style:text-properties fo:font-weight="bold" officeooo:rsid="001edc08" officeooo:paragraph-rsid="001edc08" style:font-weight-asian="bold" style:font-weight-complex="bold"/>
    </style:style>
    <style:style style:name="P53" style:family="paragraph" style:parent-style-name="Standard">
      <style:text-properties fo:font-weight="bold" officeooo:rsid="001b76a4" officeooo:paragraph-rsid="001b76a4" style:font-weight-asian="bold" style:font-weight-complex="bold"/>
    </style:style>
    <style:style style:name="P54" style:family="paragraph" style:parent-style-name="Standard">
      <style:text-properties fo:font-weight="bold" officeooo:rsid="001f7c08" officeooo:paragraph-rsid="001f7c08" style:font-weight-asian="bold" style:font-weight-complex="bold"/>
    </style:style>
    <style:style style:name="P55" style:family="paragraph" style:parent-style-name="Standard">
      <style:text-properties officeooo:rsid="001b76a4" officeooo:paragraph-rsid="001b76a4"/>
    </style:style>
    <style:style style:name="P56" style:family="paragraph" style:parent-style-name="Standard">
      <style:text-properties officeooo:rsid="001edc08" officeooo:paragraph-rsid="001edc08"/>
    </style:style>
    <style:style style:name="P57" style:family="paragraph" style:parent-style-name="Standard">
      <style:text-properties officeooo:rsid="002cef1a" officeooo:paragraph-rsid="002cef1a"/>
    </style:style>
    <style:style style:name="P58" style:family="paragraph" style:parent-style-name="Standard">
      <style:text-properties style:font-name="Jetbrains Mono" fo:font-size="9pt" officeooo:rsid="002cef1a" officeooo:paragraph-rsid="002cef1a" style:font-size-asian="9pt" style:font-size-complex="9pt"/>
    </style:style>
    <style:style style:name="P59" style:family="paragraph" style:parent-style-name="Standard">
      <style:text-properties style:font-name="Jetbrains Mono" fo:font-size="9pt" officeooo:rsid="002e3e0f" officeooo:paragraph-rsid="002e3e0f" style:font-size-asian="9pt" style:font-size-complex="9pt"/>
    </style:style>
    <style:style style:name="P60" style:family="paragraph" style:parent-style-name="Standard">
      <style:text-properties officeooo:rsid="002e3e0f" officeooo:paragraph-rsid="002e3e0f"/>
    </style:style>
    <style:style style:name="P61" style:family="paragraph" style:parent-style-name="Standard">
      <style:text-properties officeooo:rsid="002e3e0f" officeooo:paragraph-rsid="002e6a5d"/>
    </style:style>
    <style:style style:name="P62" style:family="paragraph" style:parent-style-name="Standard">
      <style:text-properties officeooo:paragraph-rsid="002e3e0f"/>
    </style:style>
    <style:style style:name="P63" style:family="paragraph" style:parent-style-name="Standard">
      <style:text-properties officeooo:rsid="002e6a5d" officeooo:paragraph-rsid="002e6a5d"/>
    </style:style>
    <style:style style:name="P64" style:family="paragraph" style:parent-style-name="Standard">
      <style:text-properties fo:font-style="italic" officeooo:rsid="002e3e0f" officeooo:paragraph-rsid="002e3e0f" style:font-style-asian="italic" style:font-style-complex="italic"/>
    </style:style>
    <style:style style:name="P65" style:family="paragraph" style:parent-style-name="Standard">
      <style:paragraph-properties fo:break-before="page"/>
      <style:text-properties officeooo:paragraph-rsid="0009b07c"/>
    </style:style>
    <style:style style:name="P66" style:family="paragraph" style:parent-style-name="Standard">
      <style:paragraph-properties fo:break-before="page"/>
      <style:text-properties officeooo:paragraph-rsid="000f335c"/>
    </style:style>
    <style:style style:name="P67" style:family="paragraph" style:parent-style-name="Standard">
      <style:paragraph-properties fo:break-before="page"/>
      <style:text-properties officeooo:rsid="000d51a0" officeooo:paragraph-rsid="000f335c"/>
    </style:style>
    <style:style style:name="P6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69"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70" style:family="paragraph" style:parent-style-name="Text_20_body">
      <style:text-properties officeooo:rsid="0017b296" officeooo:paragraph-rsid="0017b296"/>
    </style:style>
    <style:style style:name="P71" style:family="paragraph" style:parent-style-name="Heading_20_2">
      <style:paragraph-properties fo:break-before="page"/>
    </style:style>
    <style:style style:name="P72" style:family="paragraph" style:parent-style-name="Standard" style:list-style-name="L1">
      <style:text-properties officeooo:paragraph-rsid="0006a602"/>
    </style:style>
    <style:style style:name="P73" style:family="paragraph" style:parent-style-name="Standard" style:list-style-name="L1">
      <style:text-properties officeooo:rsid="0006a602" officeooo:paragraph-rsid="0006a602"/>
    </style:style>
    <style:style style:name="P74" style:family="paragraph" style:parent-style-name="Standard" style:list-style-name="L1">
      <style:text-properties style:text-underline-style="solid" style:text-underline-width="auto" style:text-underline-color="font-color" officeooo:rsid="0006a602" officeooo:paragraph-rsid="0006a602"/>
    </style:style>
    <style:style style:name="P75" style:family="paragraph" style:parent-style-name="Standard" style:list-style-name="L1">
      <style:text-properties officeooo:rsid="0006a784" officeooo:paragraph-rsid="0006a784"/>
    </style:style>
    <style:style style:name="P76" style:family="paragraph" style:parent-style-name="Standard" style:list-style-name="L1">
      <style:text-properties officeooo:rsid="000934ad" officeooo:paragraph-rsid="000934ad"/>
    </style:style>
    <style:style style:name="P77" style:family="paragraph" style:parent-style-name="Standard" style:list-style-name="L1">
      <style:text-properties officeooo:rsid="0006ea01" officeooo:paragraph-rsid="0006ea01"/>
    </style:style>
    <style:style style:name="P78" style:family="paragraph" style:parent-style-name="Standard" style:list-style-name="L2">
      <style:text-properties officeooo:paragraph-rsid="000a3f90"/>
    </style:style>
    <style:style style:name="P7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8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8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82"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83"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84"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8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8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8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8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8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90"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9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92" style:family="paragraph" style:parent-style-name="Standard" style:list-style-name="L2">
      <style:text-properties officeooo:rsid="000b5e49" officeooo:paragraph-rsid="000b5e49"/>
    </style:style>
    <style:style style:name="P93" style:family="paragraph" style:parent-style-name="Standard" style:list-style-name="L3">
      <style:text-properties officeooo:paragraph-rsid="000d51a0"/>
    </style:style>
    <style:style style:name="P94" style:family="paragraph" style:parent-style-name="Standard" style:list-style-name="L4">
      <style:text-properties officeooo:rsid="0011dbc5" officeooo:paragraph-rsid="0011dbc5"/>
    </style:style>
    <style:style style:name="P95" style:family="paragraph" style:parent-style-name="Standard" style:list-style-name="L4">
      <style:text-properties fo:font-weight="bold" officeooo:rsid="0011dbc5" officeooo:paragraph-rsid="0011dbc5" style:font-weight-asian="bold" style:font-weight-complex="bold"/>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4147678847" text:style-name="L1">
        <text:list-header>
          <text:p text:style-name="P73"/>
        </text:list-header>
        <text:list-item>
          <text:p text:style-name="P73">Análisis de máximos y mínimos de las fluctuaciones, para intentar predecir la dirección del mercado.</text:p>
          <text:p text:style-name="P72"/>
        </text:list-item>
        <text:list-item>
          <text:p text:style-name="P72"><text:span text:style-name="T1">IMPORTANTE: ver dichos máximos y mínimos con respecto a los máximos y mínimos anteriores. → <text:tab/>APRENDER A LEER GRAFICO DE TRADING. </text:span><text:span text:style-name="T2">PUNTO 4</text:span></text:p>
          <text:p text:style-name="P72"/>
        </text:list-item>
        <text:list-item>
          <text:p text:style-name="P74"><text:span text:style-name="T2">TEORÍA DE DOW. </text:span>6 principios:</text:p>
        </text:list-item>
      </text:list>
      <text:p text:style-name="P2"/>
      <text:list xml:id="list233613899605752" text:continue-numbering="true" text:style-name="L1">
        <text:list-item>
          <text:list>
            <text:list-item>
              <text:p text:style-name="P73">Cualquier acontecimiento externo se ve en el gráfico.</text:p>
            </text:list-item>
          </text:list>
        </text:list-item>
      </text:list>
      <text:p text:style-name="P1"/>
      <text:list xml:id="list233613374880425" text:continue-numbering="true" text:style-name="L1">
        <text:list-item>
          <text:list>
            <text:list-item>
              <text:p text:style-name="P73">Mercado tiene 3 tendencias:</text:p>
              <text:list>
                <text:list-item>
                  <text:p text:style-name="P73">Primaria (largo plazo, entre 1 y 3 años)</text:p>
                </text:list-item>
                <text:list-item>
                  <text:p text:style-name="P73">Secundaria (medio plazo, entre 3 semanas y 3 meses)</text:p>
                </text:list-item>
                <text:list-item>
                  <text:p text:style-name="P73">Terciaria <text:span text:style-name="T21">o menor </text:span>(corto plazo, &lt; 3 semanas) </text:p>
                </text:list-item>
              </text:list>
            </text:list-item>
          </text:list>
        </text:list-item>
      </text:list>
      <text:p text:style-name="P2"/>
      <text:list xml:id="list233613979122599" text:continue-numbering="true" text:style-name="L1">
        <text:list-item>
          <text:list>
            <text:list-item>
              <text:p text:style-name="P72"><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73"><text:span text:style-name="T2">Tend. Prim. A</text:span>lcista →<text:span text:style-name="T2"> acumulación – tendencia – distribución</text:span></text:p>
                </text:list-item>
                <text:list-item>
                  <text:p text:style-name="P75">Tend. Prim. Bajista → acumulación – tendencia – pánico</text:p>
                </text:list-item>
              </text:list>
            </text:list-item>
          </text:list>
        </text:list-item>
      </text:list>
      <text:p text:style-name="P3"/>
      <text:list xml:id="list233613213762474" text:continue-numbering="true" text:style-name="L1">
        <text:list-item>
          <text:list>
            <text:list-item>
              <text:p text:style-name="P75">Volumen de negociación confirma la tendencia</text:p>
            </text:list-item>
          </text:list>
          <text:p text:style-name="P75"/>
          <text:list text:continue-numbering="true">
            <text:list-header>
              <text:p text:style-name="P76"><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76">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33614028741295" text:continue-numbering="true" text:style-name="L1">
        <text:list-item>
          <text:list>
            <text:list-item>
              <text:list>
                <text:list-item>
                  <text:p text:style-name="P75">Alcista: Si el precio sube, el volumen aumenta. Si el precio baja, el volumen disminuye.</text:p>
                </text:list-item>
                <text:list-item>
                  <text:p text:style-name="P75">Bajista: Si el precio sube, volumen baja. Si el precio baja, volumen aumenta.</text:p>
                </text:list-item>
              </text:list>
            </text:list-item>
          </text:list>
        </text:list-item>
      </text:list>
      <text:p text:style-name="P3"/>
      <text:list xml:id="list233614546895203" text:continue-numbering="true" text:style-name="L1">
        <text:list-item>
          <text:list>
            <text:list-item>
              <text:p text:style-name="P75">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33613029814546" text:continue-numbering="true" text:style-name="L1">
        <text:list-item>
          <text:list>
            <text:list-item>
              <text:p text:style-name="P75">Vigencia de la tendencia actual hasta que se demuestre el cambio.</text:p>
              <text:p text:style-name="P75"/>
            </text:list-item>
          </text:list>
        </text:list-item>
      </text:list>
      <text:p text:style-name="P3"/>
      <text:list xml:id="list233614065650681" text:continue-numbering="true" text:style-name="L1">
        <text:list-item>
          <text:p text:style-name="P75">ESCENARIOS ALCISTAS Y BAJISTAS. <text:s/>MERCADOS EN CONSOLIDACIÓN</text:p>
          <text:p text:style-name="P75"/>
          <text:list>
            <text:list-item>
              <text:p text:style-name="P75">Máximos más altos, mínimos más altos → mercado/tendencia alcista</text:p>
              <text:p text:style-name="P75"/>
            </text:list-item>
            <text:list-item>
              <text:p text:style-name="P75">Máximos más bajos, mínimos más bajos → mercado/tendencia bajista</text:p>
              <text:p text:style-name="P75"><text:soft-page-break/></text:p>
            </text:list-item>
            <text:list-item>
              <text:p text:style-name="P75">Mercado lateral o de consolidación, no ocurre ni a ni b.</text:p>
            </text:list-item>
          </text:list>
        </text:list-item>
      </text:list>
      <text:p text:style-name="P3"/>
      <text:p text:style-name="P3"/>
      <text:list xml:id="list233613994982931" text:continue-numbering="true" text:style-name="L1">
        <text:list-item>
          <text:p text:style-name="P77">SOPORTE O RESISTENCIA (zonas). <text:s/>Sirven para ver cuándo el mercado las “rompe”, buena opción para entrada a operar. Dan lugar a nuevas tendencias. PREDICE LA TENDENCIA DEL MERCADO (INDICA PUNTOS EXACTOS DE ENTRADA)</text:p>
          <text:p text:style-name="P77"/>
        </text:list-item>
      </text:list>
      <text:p text:style-name="P8"/>
      <text:list xml:id="list233614198617293" text:continue-numbering="true" text:style-name="L1">
        <text:list-item>
          <text:p text:style-name="P77">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65"><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84090255" text:style-name="L2">
        <text:list-item>
          <text:p text:style-name="P78"><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79"/>
            </text:list-header>
            <text:list-item>
              <text:p text:style-name="P79">Determine la posición actual y la tendencia futura probable del mercado.</text:p>
              <text:p text:style-name="P79">Consolidado o en tendencia? Evaluación del mercado para futura tendencia (futuro cercano) Toma de decisiones a largo o corto plazo.</text:p>
              <text:p text:style-name="P79"/>
            </text:list-item>
            <text:list-item>
              <text:p text:style-name="P79">Seleccione acciones en armonía con la tendencia. En alcista, elegir acciones más fuertes que el mercado (mayores aumentos porcentuales que el mercado durante los repuntes y menores disminuciones durante las reacciones). Lo contrario para bajista.</text:p>
              <text:p text:style-name="P79"/>
            </text:list-item>
            <text:list-item>
              <text:p text:style-name="P79">Seleccione acciones con una “causa” que iguale o exceda su objetivo mínimo.</text:p>
              <text:p text:style-name="P79">Ley de Wyckoff de “Causa y Efecto”. Proyecciones P&amp;F (punto y figura).</text:p>
              <text:p text:style-name="P80">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80"/>
            </text:list-item>
            <text:list-item>
              <text:p text:style-name="P80">Disponibilidad de acciones. </text:p>
              <text:p text:style-name="P80"/>
            </text:list-item>
            <text:list-item>
              <text:p text:style-name="P80">Elección de activo para operar. Escoger el activo que va en armonía con el mercado general. (más probabilidades de éxito).</text:p>
            </text:list-item>
          </text:list>
        </text:list-item>
      </text:list>
      <text:p text:style-name="P15"/>
      <text:p text:style-name="P15"/>
      <text:list xml:id="list233614618511499" text:continue-numbering="true" text:style-name="L2">
        <text:list-item>
          <text:p text:style-name="P81">Ciclo de precios en la teoría de Wyckoff.</text:p>
          <text:p text:style-name="P92"><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81"/>
        </text:list-item>
        <text:list-item>
          <text:p text:style-name="P81">Las 3 leyes del método Wyckoff:</text:p>
          <text:list>
            <text:list-header>
              <text:p text:style-name="P81"/>
            </text:list-header>
            <text:list-item>
              <text:p text:style-name="P81">Oferta y demanda: Demanda mayor que la oferta, el precio sube, al contrario, el precio baja. El trader/analista debe estudiar el equilibrio oferta/demanda comparando velas de precio y volumen.</text:p>
              <text:p text:style-name="P81"/>
            </text:list-item>
            <text:list-item>
              <text:p text:style-name="P81">Causa y efecto: La causa se mide mediante el recuento de volumen en un gráfico. El efecto es la distancia que se mueve el precio correspondiente a dicha causa.</text:p>
              <text:p text:style-name="P81"/>
            </text:list-item>
            <text:list-item>
              <text:p text:style-name="P81">Esfuerzo y resultado: Proporciona una advertencia de un posible cambio de tendencia en un futuro cercano.</text:p>
            </text:list-item>
          </text:list>
        </text:list-item>
      </text:list>
      <text:p text:style-name="P16"/>
      <text:p text:style-name="P16"/>
      <text:p text:style-name="P18"/>
      <text:h text:style-name="P71" text:outline-level="2">Trading algoritmico:</text:h>
      <text:p text:style-name="P42"/>
      <text:p text:style-name="P42">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42"/>
      <text:p text:style-name="P42"/>
      <text:p text:style-name="P42">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45"/>
      <text:p text:style-name="P45"><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45"/>
      <text:p text:style-name="P45"><text:span text:style-name="T11">Análisis técnico</text:span> → sin importar las noticias, se fija mucho más en el precio y su movimiento. Aquí entraría el trading algoritmico. Medias móviles, cálculos matemáticos… → zonas de probabilidad estadística</text:p>
      <text:p text:style-name="P45"/>
      <text:p text:style-name="P45">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45"/>
      <text:p text:style-name="P45"><draw:frame draw:style-name="fr3" draw:name="Imagen1" text:anchor-type="char" svg:width="17cm" svg:height="8.102cm" draw:z-index="0"><draw:image xlink:href="Pictures/10000000000003000000016EB00921610B853EC0.png" xlink:type="simple" xlink:show="embed" xlink:actuate="onLoad" draw:mime-type="image/png"/></draw:frame></text:p>
      <text:p text:style-name="P45"/>
      <text:p text:style-name="P42">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42"/>
      <text:p text:style-name="P42"/>
      <text:p text:style-name="P42"/>
      <text:p text:style-name="P42"/>
      <text:p text:style-name="P42"/>
      <text:p text:style-name="P42"><text:soft-page-break/></text:p>
      <text:p text:style-name="P42"/>
      <text:p text:style-name="P42"/>
      <text:p text:style-name="P6">NOS FIJAMOS EN EL TRADING O ANALISIS TECNICO PARA DAR LUGAR AL TRADING ALGORITMICO</text:p>
      <text:p text:style-name="P42"/>
      <text:p text:style-name="P37"><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42"/>
      <text:p text:style-name="P42">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39"/>
      <text:p text:style-name="P44"><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44"/>
      <text:p text:style-name="P44"><text:a xlink:type="simple" xlink:href="https://www.hobbiecode.com/trading-algoritmico/" text:style-name="Internet_20_link" text:visited-style-name="Visited_20_Internet_20_Link">https://www.hobbiecode.com/trading-algoritmico/</text:a> </text:p>
      <text:p text:style-name="P44"/>
      <text:list xml:id="list1820608086" text:style-name="L3">
        <text:list-item>
          <text:p text:style-name="P93"><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44"/>
      <text:list xml:id="list233613712327064" text:continue-numbering="true" text:style-name="L3">
        <text:list-item>
          <text:p text:style-name="P93"><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44"/>
      <text:list xml:id="list233614633078786" text:continue-numbering="true" text:style-name="L3">
        <text:list-item>
          <text:p text:style-name="P93"><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44"/>
      <text:list xml:id="list233612986497608" text:continue-numbering="true" text:style-name="L3">
        <text:list-item>
          <text:p text:style-name="P93"><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44"/>
      <text:list xml:id="list233613683173179" text:continue-numbering="true" text:style-name="L3">
        <text:list-item>
          <text:p text:style-name="P93"><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39"/>
      <text:p text:style-name="P39"/>
      <text:p text:style-name="P46">Desventajas del trading algoritmico:</text:p>
      <text:p text:style-name="P46"/>
      <text:list xml:id="list2506993523" text:style-name="L4">
        <text:list-item>
          <text:p text:style-name="P94"><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46"/>
      <text:list xml:id="list233612769344052" text:continue-numbering="true" text:style-name="L4">
        <text:list-item>
          <text:p text:style-name="P94"><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95">En otras palabras, dificultad para identificar <text:span text:style-name="T10">patrones</text:span>.</text:p>
        </text:list-item>
      </text:list>
      <text:p text:style-name="P39"/>
      <text:p text:style-name="P47">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47"/>
      <text:p text:style-name="P47">Metatrader 5, integracion python: <text:a xlink:type="simple" xlink:href="https://www.mql5.com/es/docs/integration/python_metatrader5" text:style-name="Internet_20_link" text:visited-style-name="Visited_20_Internet_20_Link">https://www.mql5.com/es/docs/integration/python_metatrader5</text:a></text:p>
      <text:p text:style-name="P47"/>
      <text:p text:style-name="P48">Dos formaas de integrarlo: <text:a xlink:type="simple" xlink:href="https://www.mql5.com/es/articles/5691" text:style-name="Internet_20_link" text:visited-style-name="Visited_20_Internet_20_Link">https://www.mql5.com/es/articles/5691</text:a> </text:p>
      <text:p text:style-name="P48"/>
      <text:p text:style-name="P48">- <text:span text:style-name="T3">MetaTrader 5 Python API:</text:span> integración directa con Metatrader5, más fácil. No disponible en ubuntu.</text:p>
      <text:p text:style-name="P48"/>
      <text:p text:style-name="P48"><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SEGUIR POR AQUI, CONECTAR ESTO A UN SOCKE<text:span text:style-name="T27">T</text:span>, EN UN FUTURO PARA LA APLICACION PRINCIPAL, LLEVARME ESTO A DJANGO.</text:p>
      <text:p text:style-name="P48"/>
      <text:p text:style-name="P48"><text:a xlink:type="simple" xlink:href="https://www.mql5.com/es/articles/5691" text:style-name="Internet_20_link" text:visited-style-name="Visited_20_Internet_20_Link">https://www.mql5.com/es/articles/5691</text:a></text:p>
      <text:p text:style-name="P48"><text:a xlink:type="simple" xlink:href="https://packaging.python.org/tutorials/installing-packages/" text:style-name="Internet_20_link" text:visited-style-name="Visited_20_Internet_20_Link">https://packaging.python.org/tutorials/installing-packages/</text:a></text:p>
      <text:p text:style-name="P48"/>
      <text:p text:style-name="P50">MetaTrader5 SOLO EN WINDOWS, PASAR A WINDOWS</text:p>
      <text:p text:style-name="P51">Cosas para windows:</text:p>
      <text:p text:style-name="P51">-PyCharm</text:p>
      <text:p text:style-name="P51">-<text:span text:style-name="T28">Docker</text:span></text:p>
      <text:p text:style-name="P51">-<text:span text:style-name="T28">GitHub Desktop</text:span></text:p>
      <text:p text:style-name="P51">-<text:span text:style-name="T28">Python</text:span></text:p>
      <text:p text:style-name="P51">-<text:span text:style-name="T28">Deps de Python</text:span></text:p>
      <text:p text:style-name="P51"/>
      <text:p text:style-name="P51"/>
      <text:p text:style-name="P51"/>
      <text:p text:style-name="P51"><text:soft-page-break/></text:p>
      <text:p text:style-name="P51"/>
      <text:p text:style-name="P70"><text:a xlink:type="simple" xlink:href="https://www.mql5.com/en/docs/integration/python_metatrader5" text:style-name="Internet_20_link" text:visited-style-name="Visited_20_Internet_20_Link">https://www.mql5.com/en/docs/integration/python_metatrader5</text:a></text:p>
      <text:p text:style-name="P70"/>
      <text:p text:style-name="P70">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51"/>
      <text:p text:style-name="P55">Con un script inicial como este:</text:p>
      <text:p text:style-name="P55"/>
      <text:p text:style-name="P69"><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55"/>
      <text:p text:style-name="P55">Nos conectamos a metatrader5. Mas documentacion y links en el script (metatrader_bot.py)</text:p>
      <text:p text:style-name="P55"><text:a xlink:type="simple" xlink:href="https://www.mql5.com/en/docs/integration/python_metatrader5" text:style-name="Internet_20_link" text:visited-style-name="Visited_20_Internet_20_Link">https://www.mql5.com/en/docs/integration/python_metatrader5</text:a></text:p>
      <text:p text:style-name="P55"/>
      <text:p text:style-name="P56">Mas docu de llamadas importantes de MT5:</text:p>
      <text:p text:style-name="P56"/>
      <text:p text:style-name="P52">positions_get</text:p>
      <text:p text:style-name="P56">Obtiene las posiciones abiertas con posibilidad de filtrado según un símbolo o ticket. Existen 3 variantes de llamada.</text:p>
      <text:p text:style-name="P56"><text:a xlink:type="simple" xlink:href="https://www.mql5.com/es/docs/integration/python_metatrader5/mt5positionsget_py" text:style-name="Internet_20_link" text:visited-style-name="Visited_20_Internet_20_Link">https://www.mql5.com/es/docs/integration/python_metatrader5/mt5positionsget_py</text:a></text:p>
      <text:p text:style-name="P56"/>
      <text:p text:style-name="P53">positions_total</text:p>
      <text:p text:style-name="P55">Obtiene el número de posiciones abiertas.</text:p>
      <text:p text:style-name="P55"><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55"/>
      <text:p text:style-name="P52">copy_ticks</text:p>
      <text:p text:style-name="P56"><text:a xlink:type="simple" xlink:href="https://www.mql5.com/es/docs/integration/python_metatrader5/mt5copyticksfrom_py" text:style-name="Internet_20_link" text:visited-style-name="Visited_20_Internet_20_Link">https://www.mql5.com/es/docs/integration/python_metatrader5/mt5copyticksfrom_py</text:a></text:p>
      <text:p text:style-name="P56"><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56"/>
      <text:p text:style-name="P52">order_send</text:p>
      <text:p text:style-name="P54">Comparar o vender, poner sl y tp</text:p>
      <text:p text:style-name="P56"><text:a xlink:type="simple" xlink:href="https://www.mql5.com/es/docs/integration/python_metatrader5/mt5ordersend_py" text:style-name="Internet_20_link" text:visited-style-name="Visited_20_Internet_20_Link">https://www.mql5.com/es/docs/integration/python_metatrader5/mt5ordersend_py</text:a></text:p>
      <text:p text:style-name="P57"><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57"/>
      <text:p text:style-name="P58">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58">(500, 2817, '01 Mar 2021')</text:p>
      <text:p text:style-name="P58"/>
      <text:p text:style-name="P58">----MOSTRANDO DATOS----</text:p>
      <text:p text:style-name="P58"/>
      <text:p text:style-name="P58">ticks( 186368 )</text:p>
      <text:p text:style-name="P58">(1614942051, 1.55382, 1.55389, 0., 0, 1614942051022, 134, 0.)</text:p>
      <text:p text:style-name="P58">(1614942051, 1.55385, 1.5539, 0., 0, 1614942051122, 134, 0.)</text:p>
      <text:p text:style-name="P58">(1614942051, 1.55381, 1.55386, 0., 0, 1614942051223, 134, 0.)</text:p>
      <text:p text:style-name="P58">(1614942051, 1.55377, 1.55383, 0., 0, 1614942051331, 134, 0.)</text:p>
      <text:p text:style-name="P58">(1614942051, 1.55375, 1.55383, 0., 0, 1614942051426, 130, 0.)</text:p>
      <text:p text:style-name="P58">(1614942051, 1.55376, 1.55383, 0., 0, 1614942051984, 130, 0.)</text:p>
      <text:p text:style-name="P58">(1614942052, 1.55377, 1.55382, 0., 0, 1614942052397, 134, 0.)</text:p>
      <text:p text:style-name="P58">(1614942052, 1.55376, 1.55382, 0., 0, 1614942052704, 130, 0.)</text:p>
      <text:p text:style-name="P58">(1614942052, 1.55377, 1.55384, 0., 0, 1614942052804, 134, 0.)</text:p>
      <text:p text:style-name="P58"/>
      <text:p text:style-name="P59"><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62">- El <text:span text:style-name="T3">bid</text:span> es el precio que se ofrece (el <text:span text:style-name="T3">precio de compra </text:span><text:span text:style-name="T6">(del mercado)</text:span>).</text:p>
      <text:p text:style-name="P60">Precio al que TÚ le vendes al MERCADO.</text:p>
      <text:p text:style-name="Standard"/>
      <text:p text:style-name="P62">- El <text:span text:style-name="T3">ask</text:span> es el precio que te piden (el <text:span text:style-name="T3">precio de venta </text:span><text:span text:style-name="T6">(del mercado)</text:span>).</text:p>
      <text:p text:style-name="P60">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60"><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64"/>
      <text:p text:style-name="P60">No importa cuántos vendedores haya, el auténtico precio de venta <text:span text:style-name="T36">(ask) </text:span>es el más bajo de todos los ofertantes.</text:p>
      <text:p text:style-name="P60"/>
      <text:p text:style-name="P60">No importa cuántos compradores haya, el único precio de compra <text:span text:style-name="T36">(bid)</text:span> a considerar es el más alto.</text:p>
      <text:p text:style-name="P60"/>
      <text:p text:style-name="P7">¿Qué es el spread? ¿Liquidez?</text:p>
      <text:p text:style-name="P60"/>
      <text:p text:style-name="P61">- El <text:span text:style-name="T3">spread</text:span> (del inglés “separación”) y también conocido en español como horquilla, es la diferencia en un momento dado entre los precios <text:span text:style-name="T3">bid</text:span> y <text:span text:style-name="T3">ask</text:span>.</text:p>
      <text:p text:style-name="P61"/>
      <text:p text:style-name="P61">El spread debe ser pequeño, <text:span text:style-name="T3">cuanto más pequeño mejor</text:span>. Ten en cuenta, que sólo por entrar en el mercado, ya estás perdiendo dinero, porque tendrás que salir a un precio peor, y la diferencia de precios es el spread.</text:p>
      <text:p text:style-name="P61"/>
      <text:p text:style-name="P61">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61"/>
      <text:p text:style-name="P61">El spread es una medida de la liquidez (a menor spread, mayor liquidez) y </text:p>
      <text:p text:style-name="P61">- <text:span text:style-name="T36">L</text:span>a <text:span text:style-name="T3">liquidez</text:span> es en la práctica, la facilidad que tienes para comprar o vender al precio que quieras.</text:p>
      <text:p text:style-name="P61"/>
      <text:p text:style-name="P61">Cuantos más participantes y más activos sean, más liquidez habrá, el spread será menor, y los precios de compra serán tan parecidos que el spread apenas tendrá impacto en tu operativa.</text:p>
      <text:p text:style-name="P61"/>
      <text:p text:style-name="P61"/>
      <text:p text:style-name="P63">BUSCAMOS ENTONCES SITUACIONES CON MUCHA LIQUIDEZ, ES DECIR, SPREAD MINIMO.</text:p>
      <text:p text:style-name="P63"/>
      <text:p text:style-name="P63">Hablando del mercado de divisas (FOREX), un spread típico en el EUR/USD es de medio pip. Esto es, que se aprecia a partir de la quinta cifra decimal en el cambio de divisa.</text:p>
      <text:p text:style-name="P63"/>
      <text:p text:style-name="P63"/>
      <text:p text:style-name="P63"><text:soft-page-break/></text:p>
      <text:p text:style-name="P63">Cuando hay <text:span text:style-name="T3">volatilidad</text:span> el precio se acelera y las velas se hacen más grandes y bruscas. Esto provoca negociaciones más impulsivas e intempestivas, lo que agranda el spread.</text:p>
      <text:p text:style-name="P63"/>
      <text:p text:style-name="P63">Este fenómeno, es especialmente crítico en la operativa intradiaria, donde el spread puede llegar a anular por completo tu ventaja competitiva en el mercado.</text:p>
      <text:p text:style-name="P63"/>
      <text:p text:style-name="P63">En Forex, que es un mercado extremadamente complejo, el spread marca la diferencia. Muchas veces (aunque no siempre) conviene dejar escapar las velas más jugosas, porque llevan asociado un spread inasumible.</text:p>
      <text:p text:style-name="P63"/>
      <text:p text:style-name="P63"/>
      <text:p text:style-name="P63">(PIP: lo vemos mas adelante.</text:p>
      <text:p text:style-name="P63"><text:a xlink:type="simple" xlink:href="https://www.novatostradingclub.com/formacion/pips-ticks-y-puntos-en-trading/" text:style-name="Internet_20_link" text:visited-style-name="Visited_20_Internet_20_Link">https://www.novatostradingclub.com/formacion/pips-ticks-y-puntos-en-trading/</text:a>)</text:p>
      <text:p text:style-name="P63"/>
      <text:p text:style-name="P63"/>
      <text:p text:style-name="P67"><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33">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35">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34">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36">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68">TO DO:</text:p>
      <text:p text:style-name="P41"/>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83">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82">Despues del dia 16/03, script de python get_data, cojo datos de metatrader 5 de los ultimos 5 años.</text:p>
      <text:p text:style-name="P82"><text:a xlink:type="simple" xlink:href="https://www.mql5.com/es/docs" text:style-name="Internet_20_link" text:visited-style-name="Visited_20_Internet_20_Link">https://www.mql5.com/es/docs</text:a></text:p>
      <text:p text:style-name="P83">cada simbolo es una clase de tipo SymbolInfo</text:p>
      <text:p text:style-name="P83"/>
      <text:p text:style-name="P85">TENGO EN EL SCRIPT PROPIEDADES IMPORTANTES DE SIMBOLINFO (variables de la clase) (cosas utiles para el analisis de los datos)</text:p>
      <text:p text:style-name="P85"/>
      <text:p text:style-name="P90"># Saco simbolos disponibles en los que operar (mercados)</text:p>
      <text:p text:style-name="P90">simbolos = mt5.symbols_get()</text:p>
      <text:p text:style-name="P90">for simbolo in simbolos:</text:p>
      <text:p text:style-name="P90"><text:s text:c="4"/>print(f"{simbolo.path} -&gt; {simbolo.description}")</text:p>
      <text:p text:style-name="P91"/>
      <text:p text:style-name="P86">OUTPUT EN EL SCRIPT <text:span text:style-name="T39">(available_symbols.txt)</text:span></text:p>
      <text:p text:style-name="P86"/>
      <text:p text:style-name="P87">¿Cómo guardo los datos?</text:p>
      <text:p text:style-name="P87"/>
      <text:p text:style-name="P88">for s in symbols[:1]:</text:p>
      <text:p text:style-name="P88"><text:s text:c="4"/>os.makedirs(os.path.dirname(s.path), exist_ok=True)</text:p>
      <text:p text:style-name="P88"><text:s text:c="4"/>with open(s.path, "w") as f:</text:p>
      <text:p text:style-name="P88"><text:s text:c="8"/>ticks = mt5.copy_ticks_range("EURUSD", start_data, end_data, mt5.COPY_TICKS_ALL)</text:p>
      <text:p text:style-name="P88"><text:s text:c="8"/>for tick in ticks:</text:p>
      <text:p text:style-name="P88"><text:s text:c="12"/>symbol_properties = {key: 1 for key in PROPERTIES}</text:p>
      <text:p text:style-name="P88"><text:s text:c="12"/>f.write(json.dumps(symbol_properties))</text:p>
      <text:p text:style-name="P88"><text:tab/>f.write(“\n”)</text:p>
      <text:p text:style-name="P87"/>
      <text:p text:style-name="P87">Esto es muy pesado, solo para datos de un simbolo en un año, tengo 1,5 GB. No me sirve.</text:p>
      <text:p text:style-name="P89">COGER AQUI EL ESTUDIO QUE HICIMOS EN BI4GROUP DE MEJORES BBDD PARA MUCHOS DATOS, LA MEJOR ES APACHE PARQUET</text:p>
      <text:p text:style-name="P89"><text:soft-page-break/></text:p>
      <text:p text:style-name="P89"/>
      <text:p text:style-name="P66"/>
      <text:p text:style-name="P49">BIBLIOGRAFIA</text:p>
      <text:p text:style-name="P43"><text:a xlink:type="simple" xlink:href="https://admiralmarkets.com/es/education/articles/forex-indicators/teoria-dow" text:style-name="Internet_20_link" text:visited-style-name="Visited_20_Internet_20_Link"/></text:p>
      <text:p text:style-name="P43"><text:a xlink:type="simple" xlink:href="https://admiralmarkets.com/es/education/articles/forex-indicators/teoria-dow" text:style-name="Internet_20_link" text:visited-style-name="Visited_20_Internet_20_Link">https://admiralmarkets.com/es/education/articles/forex-indicators/teoria-dow</text:a></text:p>
      <text:p text:style-name="P43"/>
      <text:p text:style-name="P43"><text:a xlink:type="simple" xlink:href="https://es.wikipedia.org/wiki/Teoría_de_Dow" text:style-name="Internet_20_link" text:visited-style-name="Visited_20_Internet_20_Link">https://es.wikipedia.org/wiki/Teor%C3%ADa_de_Dow</text:a></text:p>
      <text:p text:style-name="P43"/>
      <text:p text:style-name="P43"><text:a xlink:type="simple" xlink:href="https://debitoor.es/glosario/definicion-volumen-de-negocios" text:style-name="Internet_20_link" text:visited-style-name="Visited_20_Internet_20_Link">https://debitoor.es/glosario/definicion-volumen-de-negocios</text:a></text:p>
      <text:p text:style-name="P43"/>
      <text:p text:style-name="P43"><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43"/>
      <text:p text:style-name="P40"><text:a xlink:type="simple" xlink:href="https://armagafx.com/metodo-wyckoff-leyes/" text:style-name="Internet_20_link" text:visited-style-name="Visited_20_Internet_20_Link">https://armagafx.com/metodo-wyckoff-leyes/</text:a></text:p>
      <text:p text:style-name="P40"/>
      <text:p text:style-name="P40"><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40"/>
      <text:p text:style-name="P40"><text:a xlink:type="simple" xlink:href="https://www.ig.com/es/plataformas-trading/trading-algoritmico" text:style-name="Internet_20_link" text:visited-style-name="Visited_20_Internet_20_Link">https://www.ig.com/es/plataformas-trading/trading-algoritmico</text:a></text:p>
      <text:p text:style-name="P40"/>
      <text:p text:style-name="P40"><text:a xlink:type="simple" xlink:href="https://www.hobbiecode.com/trading-algoritmico/" text:style-name="Internet_20_link" text:visited-style-name="Visited_20_Internet_20_Link">https://www.hobbiecode.com/trading-algoritmico/</text:a></text:p>
      <text:p text:style-name="P40"/>
      <text:p text:style-name="P40"><text:a xlink:type="simple" xlink:href="https://www.mql5.com/es/articles/5691" text:style-name="Internet_20_link" text:visited-style-name="Visited_20_Internet_20_Link">https://www.mql5.com/es/articles/5691</text:a></text:p>
      <text:p text:style-name="P40"/>
      <text:p text:style-name="P40"><text:a xlink:type="simple" xlink:href="https://www.mql5.com/en/docs/integration/python_metatrader5" text:style-name="Internet_20_link" text:visited-style-name="Visited_20_Internet_20_Link">https://www.mql5.com/en/docs/integration/python_metatrader5</text:a></text:p>
      <text:p text:style-name="P40"/>
      <text:p text:style-name="P40"><text:a xlink:type="simple" xlink:href="https://docs.djangoproject.com/en/3.1/intro/tutorial01/" text:style-name="Internet_20_link" text:visited-style-name="Visited_20_Internet_20_Link">https://docs.djangoproject.com/en/3.1/intro/tutorial01/</text:a></text:p>
      <text:p text:style-name="P40"/>
      <text:p text:style-name="P40"><text:a xlink:type="simple" xlink:href="https://www.novatostradingclub.com/formacion/spread-bid-ask-liquidez-brokers/" text:style-name="Internet_20_link" text:visited-style-name="Visited_20_Internet_20_Link">https://www.novatostradingclub.com/formacion/spread-bid-ask-liquidez-brokers/</text:a></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Trebuchet MS" svg:font-family="'Trebuchet MS', Helvetica, Tahom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19T21:29:28.322000000</dc:date>
    <meta:editing-duration>PT10H47M58S</meta:editing-duration>
    <meta:editing-cycles>38</meta:editing-cycles>
    <meta:document-statistic meta:table-count="0" meta:image-count="6" meta:object-count="0" meta:page-count="16" meta:paragraph-count="225" meta:word-count="3029" meta:character-count="22077" meta:non-whitespace-character-count="19221"/>
  </office:meta>
</office:document-meta>
</file>